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right" draw:textarea-vertical-align="bottom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fill="none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354cm" svg:height="9.178cm" svg:x="12.849cm" svg:y="3.118cm">
          <text:p text:style-name="P1">Fichiers générés</text:p>
          <draw:enhanced-geometry svg:viewBox="0 0 21600 21600" draw:path-stretchpoint-x="10800" draw:path-stretchpoint-y="10800" draw:text-areas="?f3 ?f4 ?f5 ?f6" draw:type="round-rectangle" draw:modifiers="645.790715971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4cm" svg:height="8.119cm" svg:x="1.406cm" svg:y="3.118cm">
          <text:p text:style-name="P1">Fichiers template</text:p>
          <draw:enhanced-geometry svg:viewBox="0 0 21600 21600" draw:path-stretchpoint-x="10800" draw:path-stretchpoint-y="10800" draw:text-areas="?f3 ?f4 ?f5 ?f6" draw:type="round-rectangle" draw:modifiers="645.790715971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3cm" svg:height="1.412cm" svg:x="8.413cm" svg:y="1.706cm">
          <text:p text:style-name="P1"><text:span text:style-name="T1">Fichier 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3.824cm">
          <text:p text:style-name="P1"><text:span text:style-name="T2">Édition / V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53cm" svg:height="1.412cm" svg:x="8.513cm" svg:y="6.195cm">
          <text:p text:style-name="P1"><text:span text:style-name="T2">Générateu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4.883cm">
          <text:p text:style-name="P1"><text:span text:style-name="T2">Édition / Contrôleu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7.001cm">
          <text:p text:style-name="P1"><text:span text:style-name="T2">Liste / Contrôleu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5.942cm">
          <text:p text:style-name="P1"><text:span text:style-name="T2">Liste / V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8.06cm">
          <text:p text:style-name="P1"><text:span text:style-name="T2">Help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4.589cm" svg:height="0.706cm" svg:x="1.759cm" svg:y="9.119cm">
          <text:p text:style-name="P1"><text:span text:style-name="T2">Modè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4.589cm" svg:height="0.706cm" svg:x="14.414cm" svg:y="3.825cm">
          <text:p text:style-name="P1"><text:span text:style-name="T2">Édition / V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89cm" svg:height="0.706cm" svg:x="14.414cm" svg:y="4.884cm">
          <text:p text:style-name="P1"><text:span text:style-name="T2">Édition / Contrôleu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89cm" svg:height="0.706cm" svg:x="14.414cm" svg:y="7.002cm">
          <text:p text:style-name="P1"><text:span text:style-name="T2">Liste / Contrôleu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89cm" svg:height="0.706cm" svg:x="14.414cm" svg:y="5.943cm">
          <text:p text:style-name="P1"><text:span text:style-name="T2">Liste / V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89cm" svg:height="0.706cm" svg:x="14.414cm" svg:y="8.061cm">
          <text:p text:style-name="P1"><text:span text:style-name="T2">Help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.589cm" svg:height="0.706cm" svg:x="14.414cm" svg:y="9.12cm">
          <text:p text:style-name="P1"><text:span text:style-name="T2">Modè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0.353cm" svg:height="6.001cm" svg:x="6.701cm" svg:y="3.82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353cm" svg:height="7.062cm" svg:x="13.704cm" svg:y="3.822cm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1" draw:layer="layout" svg:x1="7.707cm" svg:y1="7.001cm" svg:x2="8.413cm" svg:y2="7.001cm">
          <text:p/>
        </draw:line>
        <draw:line draw:style-name="gr7" draw:text-style-name="P1" draw:layer="layout" svg:x1="11.943cm" svg:y1="7.001cm" svg:x2="12.649cm" svg:y2="7.001cm">
          <text:p/>
        </draw:line>
        <draw:line draw:style-name="gr7" draw:text-style-name="P1" draw:layer="layout" svg:x1="10.178cm" svg:y1="3.118cm" svg:x2="10.178cm" svg:y2="6.295cm">
          <text:p/>
        </draw:line>
        <draw:custom-shape draw:style-name="gr4" draw:text-style-name="P3" draw:layer="layout" svg:width="4.589cm" svg:height="0.706cm" svg:x="14.414cm" svg:y="10.178cm">
          <text:p text:style-name="P1"><text:span text:style-name="T2">Scripts SQL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lien </meta:initial-creator>
    <meta:creation-date>2011-08-05T09:32:29</meta:creation-date>
    <dc:date>2011-08-05T10:26:34</dc:date>
    <dc:creator>julien </dc:creator>
    <meta:editing-duration>PT00H13M33S</meta:editing-duration>
    <meta:editing-cycles>2</meta:editing-cycles>
    <meta:generator>OpenOffice.org/3.2$Linux OpenOffice.org_project/320m12$Build-9483</meta:generator>
    <meta:document-statistic meta:object-count="22"/>
  </office:meta>
</office:document-meta>
</file>